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6cc9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361cm" svg:height="2.559cm" svg:x="0.277cm" svg:y="3.428cm">
              <text:p text:style-name="P1"><text:span text:style-name="T1">Main</text:span></text:p>
              <text:p text:style-name="P1"><text:span text:style-name="T1">bran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2.361cm" svg:height="2.54cm" svg:x="0.277cm" svg:y="6.341cm">
              <text:p text:style-name="P2"><text:span text:style-name="T2"><text:s/></text:span><text:span text:style-name="T2">V1.0</text:span></text:p>
              <text:p text:style-name="P2"><text:span text:style-name="T2">v1.1</text:span></text:p>
              <text:p text:style-name="P2"><text:span text:style-name="T2">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11.357cm" svg:height="1.224cm" svg:x="0.252cm" svg:y="1.855cm">
              <text:p text:style-name="P1"><text:span text:style-name="T3">Project A – </text:span><text:span text:style-name="T1">shared repository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362cm" svg:height="2.54cm" svg:x="3.513cm" svg:y="6.341cm">
              <text:p text:style-name="P2"><text:span text:style-name="T2"><text:s/></text:span><text:span text:style-name="T2">v1.0 a</text:span></text:p>
              <text:p text:style-name="P2"><text:span text:style-name="T2">v1.0 b</text:span></text:p>
              <text:p text:style-name="P2"><text:span text:style-name="T2">v1.0 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362cm" svg:height="1.13cm" svg:x="3.513cm" svg:y="4.796cm">
              <text:p text:style-name="P4"><text:span text:style-name="T4">prod-v1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2.361cm" svg:height="2.54cm" svg:x="6.348cm" svg:y="6.341cm">
              <text:p text:style-name="P2"><text:span text:style-name="T2"><text:s/></text:span><text:span text:style-name="T2">v1.1 a</text:span></text:p>
              <text:p text:style-name="P2"><text:span text:style-name="T2">v1.1 b</text:span></text:p>
              <text:p text:style-name="P2"><text:span text:style-name="T2">v1.1 c</text:span></text:p>
              <text:p text:style-name="P2"><text:span text:style-name="T2">v1.1 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361cm" svg:height="1.131cm" svg:x="6.348cm" svg:y="4.796cm">
              <text:p text:style-name="P4"><text:span text:style-name="T4">prod-v1.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362cm" svg:height="1.131cm" svg:x="9.181cm" svg:y="4.796cm">
              <text:p text:style-name="P4"><text:span text:style-name="T4">prod-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2.362cm" svg:height="2.54cm" svg:x="9.181cm" svg:y="6.341cm">
              <text:p text:style-name="P2"><text:span text:style-name="T2"><text:s/></text:span><text:span text:style-name="T2">V 2..0 a</text:span></text:p>
              <text:p text:style-name="P2"><text:span text:style-name="T2">v 2..0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8.018cm" svg:height="1.13cm" svg:x="3.514cm" svg:y="3.396cm">
              <text:p text:style-name="P4"><text:span text:style-name="T4">Production branch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6" draw:layer="layout" svg:width="24.375cm" svg:height="1.157cm" svg:x="0.298cm" svg:y="0.364cm">
            <text:p text:style-name="P5">Server 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" draw:text-style-name="P1" draw:layer="layout" svg:width="2.361cm" svg:height="2.559cm" svg:x="13.338cm" svg:y="3.428cm">
              <text:p text:style-name="P1"><text:span text:style-name="T1">Main</text:span></text:p>
              <text:p text:style-name="P1"><text:span text:style-name="T1">bran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2.361cm" svg:height="2.54cm" svg:x="13.338cm" svg:y="6.341cm">
              <text:p text:style-name="P2"><text:span text:style-name="T2"><text:s/></text:span><text:span text:style-name="T2">V1.0</text:span></text:p>
              <text:p text:style-name="P2"><text:span text:style-name="T2">v1.1</text:span></text:p>
              <text:p text:style-name="P2"><text:span text:style-name="T2">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11.357cm" svg:height="1.224cm" svg:x="13.313cm" svg:y="1.855cm">
              <text:p text:style-name="P1"><text:span text:style-name="T3">Project N – </text:span><text:span text:style-name="T1">shared repository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2.362cm" svg:height="2.54cm" svg:x="16.574cm" svg:y="6.341cm">
              <text:p text:style-name="P2"><text:span text:style-name="T2"><text:s/></text:span><text:span text:style-name="T2">v1.0 a</text:span></text:p>
              <text:p text:style-name="P2"><text:span text:style-name="T2">v1.0 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362cm" svg:height="1.13cm" svg:x="16.574cm" svg:y="4.796cm">
              <text:p text:style-name="P4"><text:span text:style-name="T4">prod-v1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2.361cm" svg:height="2.54cm" svg:x="19.409cm" svg:y="6.341cm">
              <text:p text:style-name="P2"><text:span text:style-name="T2"><text:s/></text:span><text:span text:style-name="T2">v1.1 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361cm" svg:height="1.131cm" svg:x="19.409cm" svg:y="4.796cm">
              <text:p text:style-name="P4"><text:span text:style-name="T4">prod-v1.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2.362cm" svg:height="1.131cm" svg:x="22.242cm" svg:y="4.796cm">
              <text:p text:style-name="P4"><text:span text:style-name="T4">prod-v2.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2.362cm" svg:height="2.54cm" svg:x="22.242cm" svg:y="6.341cm">
              <text:p text:style-name="P2"><text:span text:style-name="T2"><text:s/></text:span><text:span text:style-name="T2">v 2..0 a</text:span></text:p>
              <text:p text:style-name="P2"><text:span text:style-name="T2">v 2..0 b</text:span></text:p>
              <text:p text:style-name="P2"><text:span text:style-name="T2">v 2..0 c</text:span></text:p>
              <text:p text:style-name="P2"><text:span text:style-name="T2">v 2..0 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8.018cm" svg:height="1.13cm" svg:x="16.575cm" svg:y="3.396cm">
              <text:p text:style-name="P4"><text:span text:style-name="T4">Production branches</text:span></text:p>
              <draw:enhanced-geometry svg:viewBox="0 0 21600 21600" draw:type="rectangle" draw:enhanced-path="M 0 0 L 21600 0 21600 21600 0 21600 0 0 Z N"/>
            </draw:custom-shape>
          </draw:g>
          <draw:frame draw:style-name="gr7" draw:layer="layout" svg:width="1.035cm" svg:height="1.038cm" svg:x="11.909cm" svg:y="1.841cm">
            <draw:text-box>
              <text:p text:style-name="P7">...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Luis Soeiro</meta:initial-creator>
    <meta:creation-date>2008-10-31T11:57:03</meta:creation-date>
    <dc:creator>Luis Soeiro</dc:creator>
    <dc:date>2008-10-31T17:39:27</dc:date>
    <meta:editing-cycles>14</meta:editing-cycles>
    <meta:editing-duration>PT1H43M11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